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0d0" officeooo:paragraph-rsid="001b9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Review Book</text:p>
      <text:p text:style-name="P1">Hướng dẫn cài đặt</text:p>
      <text:p text:style-name="P1">pull về</text:p>
      <text:p text:style-name="P1">rails bundle install</text:p>
      <text:p text:style-name="P1">rails bundle update</text:p>
      <text:p text:style-name="P1">rails:migrate:reset</text:p>
      <text:p text:style-name="P1">rails:seed</text:p>
      <text:p text:style-name="P1"/>
      <text:p text:style-name="P1">Tài khoản admin ;</text:p>
      <text:p text:style-name="P1">email :<text:a xlink:type="simple" xlink:href="mailto:admin@gmail.com" text:style-name="Internet_20_link" text:visited-style-name="Visited_20_Internet_20_Link">admin@gmail.com</text:a></text:p>
      <text:p text:style-name="P1">pass: admin</text:p>
      <text:p text:style-name="P1">Các chức năng đang có </text:p>
      <text:p text:style-name="P1">Đăng ký</text:p>
      <text:p text:style-name="P1">Đăng nhập</text:p>
      <text:p text:style-name="P1">Active tài khoản(gửi mail)</text:p>
      <text:p text:style-name="P1">Reset pass(gửi mail)</text:p>
      <text:p text:style-name="P1">Danh sách User,Book, Review</text:p>
      <text:p text:style-name="P1">Tìm kiếm User,Book, Review</text:p>
      <text:p text:style-name="P1">Tạo review</text:p>
      <text:p text:style-name="P1">Xóa review(do mình tạo)</text:p>
      <text:p text:style-name="P1">Rate(cái này có thêm sau định làm thành ajax)</text:p>
      <text:p text:style-name="P1">follow, unfollow(đã có ajax)</text:p>
      <text:p text:style-name="P1">Hiển thị danh sách mình follow và follow mình</text:p>
      <text:p text:style-name="P1">Danh sách các thể loại</text:p>
      <text:p text:style-name="P1">Hiển thị sách theo thể loại</text:p>
      <text:p text:style-name="P1">Xem thông tin sách và treview sách</text:p>
      <text:p text:style-name="P1">Edit tài khoản của mình </text:p>
      <text:p text:style-name="P1"/>
      <text:p text:style-name="P1">Chức năng riêng của admin</text:p>
      <text:p text:style-name="P1">Xóa tài khoản</text:p>
      <text:p text:style-name="P1">Thêm sửa xóa sách(trong form thêm sách có nested attribute)</text:p>
      <text:p text:style-name="P1">Chỉ định tài khoản khác thành adm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22:33:56.234899299</meta:creation-date>
    <dc:date>2017-12-19T22:43:49.308805841</dc:date>
    <meta:editing-duration>PT9M54S</meta:editing-duration>
    <meta:editing-cycles>1</meta:editing-cycles>
    <meta:document-statistic meta:table-count="0" meta:image-count="0" meta:object-count="0" meta:page-count="1" meta:paragraph-count="30" meta:word-count="125" meta:character-count="689" meta:non-whitespace-character-count="592"/>
    <meta:generator>LibreOffice/5.1.6.2$Linux_X86_64 LibreOffice_project/10m0$Build-2</meta:generator>
  </office:meta>
</office:document-meta>
</file>